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726cm" table:align="left"/>
    </style:style>
    <style:style style:name="Table1.A" style:family="table-column">
      <style:table-column-properties style:column-width="5.288cm"/>
    </style:style>
    <style:style style:name="Table1.B" style:family="table-column">
      <style:table-column-properties style:column-width="7.4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265cm" table:align="left"/>
    </style:style>
    <style:style style:name="Table2.A" style:family="table-column">
      <style:table-column-properties style:column-width="1.725cm"/>
    </style:style>
    <style:style style:name="Table2.B" style:family="table-column">
      <style:table-column-properties style:column-width="2.5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158cm" table:align="left"/>
    </style:style>
    <style:style style:name="Table3.A" style:family="table-column">
      <style:table-column-properties style:column-width="6.401cm"/>
    </style:style>
    <style:style style:name="Table3.B" style:family="table-column">
      <style:table-column-properties style:column-width="2.75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458cm" table:align="left"/>
    </style:style>
    <style:style style:name="Table4.A" style:family="table-column">
      <style:table-column-properties style:column-width="6.05cm"/>
    </style:style>
    <style:style style:name="Table4.B" style:family="table-column">
      <style:table-column-properties style:column-width="5.40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851cm" table:align="left"/>
    </style:style>
    <style:style style:name="Table5.A" style:family="table-column">
      <style:table-column-properties style:column-width="3.611cm"/>
    </style:style>
    <style:style style:name="Table5.B" style:family="table-column">
      <style:table-column-properties style:column-width="6.24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1.269cm" table:align="left"/>
    </style:style>
    <style:style style:name="Table6.A" style:family="table-column">
      <style:table-column-properties style:column-width="1.007cm"/>
    </style:style>
    <style:style style:name="Table6.B" style:family="table-column">
      <style:table-column-properties style:column-width="10.262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1.251cm" fo:margin-right="0cm" fo:text-indent="0cm" style:auto-text-indent="false"/>
      <style:text-properties fo:color="#3333ff" fo:font-size="18pt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left="1.251cm" fo:margin-right="0cm" fo:text-indent="0cm" style:auto-text-indent="false"/>
    </style:style>
    <style:style style:name="P3" style:family="paragraph" style:parent-style-name="Standard">
      <style:text-properties fo:color="#0000ff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fo:color="#0000ff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 style:list-style-name="L9"/>
    <style:style style:name="P7" style:family="paragraph" style:parent-style-name="Text_20_body" style:list-style-name="L12"/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color="#333333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color="#3333ff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color="#1c1c1c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color="#1c1c1c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1.251cm" fo:margin-right="0cm" fo:text-indent="0cm" style:auto-text-indent="false" fo:break-before="page"/>
      <style:text-properties fo:color="#1c1c1c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2.501cm" fo:margin-right="0cm" fo:text-indent="0cm" style:auto-text-indent="false"/>
      <style:text-properties fo:color="#333333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2.501cm" fo:margin-right="0cm" fo:text-indent="0cm" style:auto-text-indent="false" fo:break-before="page"/>
      <style:text-properties fo:color="#333333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333333" fo:font-size="12pt" style:font-size-asian="12pt" style:font-size-complex="12pt"/>
    </style:style>
    <style:style style:name="T2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c1c1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 Is Code Coverage in utPLSQL? </text:p>
      <text:p text:style-name="P9"><text:span text:style-name="Strong_20_Emphasis"><text:span text:style-name="T1">Code coverage</text:span></text:span><text:span text:style-name="Source_20_Text"><text:span text:style-name="T2"> tells you </text:span></text:span><text:span text:style-name="Strong_20_Emphasis"><text:span text:style-name="T1">how much of your PL/SQL code is being tested</text:span></text:span><text:span text:style-name="Source_20_Text"><text:span text:style-name="T2"> by your utPLSQL tests.</text:span></text:span></text:p>
      <text:p text:style-name="Text_20_body">For example:</text:p>
      <text:list xml:id="list5644454004027711305" text:style-name="L1">
        <text:list-item>
          <text:p text:style-name="P4">If a procedure has 10 lines, and your tests run 7 lines, the coverage is <text:span text:style-name="Strong_20_Emphasis">70%</text:span>.</text:p>
        </text:list-item>
        <text:list-item>
          <text:p text:style-name="P4">It helps you identify <text:span text:style-name="Strong_20_Emphasis">uncovered logic</text:span>, <text:span text:style-name="Strong_20_Emphasis">dead code</text:span>, or <text:span text:style-name="Strong_20_Emphasis">missing test cases</text:span>.</text:p>
          <text:p text:style-name="P4"/>
        </text:list-item>
        <text:list-item>
          <text:p text:style-name="P4"/>
        </text:list-item>
      </text:list>
      <text:p text:style-name="Text_20_body"><text:span text:style-name="T3">Supported for </text:span><text:span text:style-name="Strong_20_Emphasis"><text:span text:style-name="T3">procedures</text:span></text:span><text:span text:style-name="T3">, </text:span><text:span text:style-name="Strong_20_Emphasis"><text:span text:style-name="T3">functions</text:span></text:span><text:span text:style-name="T3">, </text:span><text:span text:style-name="Strong_20_Emphasis"><text:span text:style-name="T3">packages</text:span></text:span><text:span text:style-name="T3">, </text:span><text:span text:style-name="Strong_20_Emphasis"><text:span text:style-name="T3">triggers</text:span></text:span><text:span text:style-name="T3">, and </text:span><text:span text:style-name="Strong_20_Emphasis"><text:span text:style-name="T3">views (read-only)</text:span></text:span><text:span text:style-name="T3"> — not standalone SQL DML like pure </text:span><text:span text:style-name="Source_20_Text"><text:span text:style-name="T3">INSERT</text:span></text:span><text:span text:style-name="T3">.</text:span></text:p>
      <text:p text:style-name="Text_20_body"><text:span text:style-name="T3"/></text:p>
      <text:h text:style-name="Heading_20_2" text:outline-level="2"><text:span text:style-name="T3">Tools Required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ool</text:p>
            </table:table-cell>
            <table:table-cell table:style-name="Table1.A1" office:value-type="string">
              <text:p text:style-name="Table_20_Heading">U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utPLSQL</text:span></text:p>
          </table:table-cell>
          <table:table-cell table:style-name="Table1.A1" office:value-type="string">
            <text:p text:style-name="Table_20_Contents">Unit testing framework</text:p>
          </table:table-cell>
        </table:table-row>
        <table:table-row>
          <table:table-cell table:style-name="Table1.A1" office:value-type="string">
            <text:p text:style-name="Table_20_Contents"><text:span text:style-name="Source_20_Text">utPLSQL-cli</text:span></text:p>
          </table:table-cell>
          <table:table-cell table:style-name="Table1.A1" office:value-type="string">
            <text:p text:style-name="Table_20_Contents">Command-line tool to run tests and repor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SQL Developer</text:span> (optional)</text:p>
          </table:table-cell>
          <table:table-cell table:style-name="Table1.A1" office:value-type="string">
            <text:p text:style-name="Table_20_Contents">For viewing PL/SQL co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HTML / JSON Report</text:span></text:p>
          </table:table-cell>
          <table:table-cell table:style-name="Table1.A1" office:value-type="string">
            <text:p text:style-name="Table_20_Contents">For visual or automated inspection</text:p>
          </table:table-cell>
        </table:table-row>
      </table:table>
      <text:p text:style-name="Text_20_body"><text:span text:style-name="T3"/></text:p>
      <text:p text:style-name="Text_20_body"><text:span text:style-name="T3"/></text:p>
      <text:p text:style-name="P5">STEP 1: Create Sample Package (Code to Be Tested) </text:p>
      <text:p text:style-name="P10">CREATE OR REPLACE PACKAGE emp_utils IS</text:p>
      <text:p text:style-name="P10"><text:s text:c="2"/>FUNCTION get_bonus(p_salary NUMBER) RETURN NUMBER;</text:p>
      <text:p text:style-name="P10">END emp_utils;</text:p>
      <text:p text:style-name="P10">/</text:p>
      <text:p text:style-name="P10"/>
      <text:p text:style-name="P10">CREATE OR REPLACE PACKAGE BODY emp_utils IS</text:p>
      <text:p text:style-name="P10"><text:s text:c="2"/>FUNCTION get_bonus(p_salary NUMBER) RETURN NUMBER IS</text:p>
      <text:p text:style-name="P10"><text:s text:c="2"/>BEGIN</text:p>
      <text:p text:style-name="P10"><text:s text:c="4"/>IF p_salary &lt; 3000 THEN</text:p>
      <text:p text:style-name="P10"><text:s text:c="6"/>RETURN 100;</text:p>
      <text:p text:style-name="P10"><text:s text:c="4"/>ELSIF p_salary BETWEEN 3000 AND 6000 THEN</text:p>
      <text:p text:style-name="P10"><text:s text:c="6"/>RETURN 500;</text:p>
      <text:p text:style-name="P10"><text:s text:c="4"/>ELSE</text:p>
      <text:p text:style-name="P10"><text:s text:c="6"/>RETURN 1000;</text:p>
      <text:p text:style-name="P10"><text:s text:c="4"/>END IF;</text:p>
      <text:p text:style-name="P10"><text:s text:c="2"/>END;</text:p>
      <text:p text:style-name="P10"><text:soft-page-break/>END emp_utils;</text:p>
      <text:p text:style-name="P10">/</text:p>
      <text:p text:style-name="P10"/>
      <text:h text:style-name="P1" text:outline-level="2">STEP 2: Create Unit Test for That Package</text:h>
      <text:p text:style-name="P2">CREATE OR REPLACE PACKAGE test_emp_utils IS</text:p>
      <text:p text:style-name="P2"><text:s text:c="2"/>--%suite(Employee Utils Bonus Tests)</text:p>
      <text:p text:style-name="P2"/>
      <text:p text:style-name="P2"><text:s text:c="2"/>--%test(Should return 100 for salary &lt; 3000)</text:p>
      <text:p text:style-name="P2"><text:s text:c="2"/>PROCEDURE test_bonus_low;</text:p>
      <text:p text:style-name="P2"/>
      <text:p text:style-name="P2"><text:s text:c="2"/>--%test(Should return 500 for mid-range salary)</text:p>
      <text:p text:style-name="P2"><text:s text:c="2"/>PROCEDURE test_bonus_mid;</text:p>
      <text:p text:style-name="P2"/>
      <text:p text:style-name="P2"><text:s text:c="2"/>--%test(Should return 1000 for high salary)</text:p>
      <text:p text:style-name="P2"><text:s text:c="2"/>PROCEDURE test_bonus_high;</text:p>
      <text:p text:style-name="P2"/>
      <text:p text:style-name="P2">END test_emp_utils;</text:p>
      <text:p text:style-name="P2">/</text:p>
      <text:p text:style-name="P2"/>
      <text:p text:style-name="P2">CREATE OR REPLACE PACKAGE BODY test_emp_utils IS</text:p>
      <text:p text:style-name="P2"/>
      <text:p text:style-name="P2"><text:s text:c="2"/>PROCEDURE test_bonus_low IS</text:p>
      <text:p text:style-name="P2"><text:s text:c="2"/>BEGIN</text:p>
      <text:p text:style-name="P2"><text:s text:c="4"/>ut.expect(emp_utils.get_bonus(2500)).to_equal(100);</text:p>
      <text:p text:style-name="P2"><text:s text:c="2"/>END;</text:p>
      <text:p text:style-name="P2"/>
      <text:p text:style-name="P2"><text:s text:c="2"/>PROCEDURE test_bonus_mid IS</text:p>
      <text:p text:style-name="P2"><text:s text:c="2"/>BEGIN</text:p>
      <text:p text:style-name="P2"><text:s text:c="4"/>ut.expect(emp_utils.get_bonus(5000)).to_equal(500);</text:p>
      <text:p text:style-name="P2"><text:s text:c="2"/>END;</text:p>
      <text:p text:style-name="P2"/>
      <text:p text:style-name="P2"><text:s text:c="2"/>PROCEDURE test_bonus_high IS</text:p>
      <text:p text:style-name="P2"><text:s text:c="2"/>BEGIN</text:p>
      <text:p text:style-name="P2"><text:s text:c="4"/>ut.expect(emp_utils.get_bonus(10000)).to_equal(1000);</text:p>
      <text:p text:style-name="P2"><text:s text:c="2"/>END;</text:p>
      <text:p text:style-name="P2"/>
      <text:p text:style-name="P2">END test_emp_utils;</text:p>
      <text:p text:style-name="P2">/</text:p>
      <text:p text:style-name="P15"/>
      <text:p text:style-name="P15"/>
      <text:p text:style-name="P15"/>
      <text:p text:style-name="P16"/>
      <text:p text:style-name="P11">STEP 3: Install utPLSQL-cli (Command Line Tool) </text:p>
      <text:p text:style-name="P11"/>
      <text:p text:style-name="P12">Install it on your system if not already done. </text:p>
      <text:p text:style-name="P13"># Clone from GitHub</text:p>
      <text:p text:style-name="P13">git clone https://github.com/utPLSQL/utPLSQL-cli.git</text:p>
      <text:p text:style-name="P13"/>
      <text:p text:style-name="P13"># Build or download prebuilt version from releases</text:p>
      <text:p text:style-name="P13">cd utPLSQL-cli/bin</text:p>
      <text:p text:style-name="P13"/>
      <text:p text:style-name="P13"># Make it executable (Linux/macOS)</text:p>
      <text:p text:style-name="P13">chmod +x utplsql</text:p>
      <text:p text:style-name="P13"/>
      <text:p text:style-name="P13"/>
      <text:p text:style-name="P11">STEP 4: Run Tests with Coverage Report </text:p>
      <text:p text:style-name="P13">Command to Run with Coverage: </text:p>
      <text:p text:style-name="P13">./utplsql run \</text:p>
      <text:p text:style-name="P13"><text:s text:c="2"/>-c "user/pass@db" \</text:p>
      <text:p text:style-name="P13"><text:s text:c="2"/>-s test_emp_utils \</text:p>
      <text:p text:style-name="P13"><text:s text:c="2"/>--reporter=ut_documentation_reporter \</text:p>
      <text:p text:style-name="P13"><text:s text:c="2"/>--reporter=ut_coverage_html_reporter \</text:p>
      <text:p text:style-name="P13"><text:s text:c="2"/>--coverage-schemes=YOUR_SCHEMA \</text:p>
      <text:p text:style-name="P13"><text:s text:c="2"/>--include-object=EMP_UTILS \</text:p>
      <text:p text:style-name="P13"><text:s text:c="2"/>--output=coverage.html</text:p>
      <text:p text:style-name="P13"/>
      <text:p text:style-name="P12">Replace: </text:p>
      <text:list xml:id="list1653786024768135798" text:style-name="L9">
        <text:list-item>
          <text:list>
            <text:list-item>
              <text:p text:style-name="P6"><text:span text:style-name="Source_20_Text"><text:span text:style-name="T4">user/pass@db</text:span></text:span><text:span text:style-name="T4"> → your DB credentials</text:span></text:p>
            </text:list-item>
            <text:list-item>
              <text:p text:style-name="P6"><text:span text:style-name="Source_20_Text">YOUR_SCHEMA</text:span> → the schema where <text:span text:style-name="Source_20_Text">EMP_UTILS</text:span> is</text:p>
            </text:list-item>
            <text:list-item>
              <text:p text:style-name="P6"><text:span text:style-name="Source_20_Text">EMP_UTILS</text:span> → object to check coverage for</text:p>
            </text:list-item>
            <text:list-item>
              <text:p text:style-name="P6"><text:span text:style-name="Source_20_Text">coverage.html</text:span> → the output file</text:p>
            </text:list-item>
          </text:list>
        </text:list-item>
      </text:list>
      <text:p text:style-name="P12"/>
      <text:p text:style-name="P12"/>
      <text:p text:style-name="P14"/>
      <text:p text:style-name="P11">STEP 5: View the Coverage Report </text:p>
      <text:p text:style-name="P11">Open <text:span text:style-name="Source_20_Text">coverage.html</text:span> in a browser.</text:p>
      <text:p text:style-name="Text_20_body">You’ll see:</text:p>
      <text:list xml:id="list5080808451455139170" text:style-name="L12">
        <text:list-item>
          <text:p text:style-name="P7">% coverage of package</text:p>
        </text:list-item>
        <text:list-item>
          <text:p text:style-name="P7">Color-coded lines (covered = green, uncovered = red)</text:p>
        </text:list-item>
        <text:list-item>
          <text:p text:style-name="P7">Summary per object</text:p>
        </text:list-item>
      </text:list>
      <text:p text:style-name="Text_20_body"/>
      <text:p text:style-name="Text_20_body">This helps you <text:span text:style-name="Strong_20_Emphasis">visually inspect what logic is tested and what’s not</text:span>. </text:p>
      <text:p text:style-name="P8"/>
      <text:p text:style-name="P8">What Gets Counted as Covered? </text:p>
      <text:p text:style-name="P1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vered</text:p>
            </table:table-cell>
            <table:table-cell table:style-name="Table2.A1" office:value-type="string">
              <text:p text:style-name="Table_20_Heading">Not Covered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Code paths that get executed by tests</text:p>
          </table:table-cell>
          <table:table-cell table:style-name="Table3.A1" office:value-type="string">
            <text:p text:style-name="Table_20_Contents">Dead branche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Logic under <text:span text:style-name="Source_20_Text">IF</text:span>, <text:span text:style-name="Source_20_Text">CASE</text:span>, <text:span text:style-name="Source_20_Text">LOOP</text:span> etc.</text:p>
          </table:table-cell>
          <table:table-cell table:style-name="Table4.A1" office:value-type="string">
            <text:p text:style-name="Table_20_Contents">Uncalled procedures/function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Return values tested</text:p>
          </table:table-cell>
          <table:table-cell table:style-name="Table5.A1" office:value-type="string">
            <text:p text:style-name="Table_20_Contents">Error-handling code if not triggered</text:p>
          </table:table-cell>
        </table:table-row>
      </table:table>
      <text:p text:style-name="P11"/>
      <text:p text:style-name="P11"/>
      <text:h text:style-name="P1" text:outline-level="2">Summary of Steps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tep</text:p>
            </table:table-cell>
            <table:table-cell table:style-name="Table6.A1" office:value-type="string">
              <text:p text:style-name="Table_20_Heading">Action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Write and test a PL/SQL package</text:p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Install and use <text:span text:style-name="Source_20_Text">utPLSQL-cli</text:span></text:p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Use <text:span text:style-name="Source_20_Text">--reporter=ut_coverage_html_reporter</text:span></text:p>
          </table:table-cell>
        </table:table-row>
        <table:table-row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Open the <text:span text:style-name="Source_20_Text">.html</text:span> to view the report</text:p>
          </table:table-cell>
        </table:table-row>
        <table:table-row>
          <table:table-cell table:style-name="Table6.A1" office:value-type="string">
            <text:p text:style-name="Table_20_Contents">5</text:p>
          </table:table-cell>
          <table:table-cell table:style-name="Table6.A1" office:value-type="string">
            <text:p text:style-name="Table_20_Contents">Use coverage to improve test quality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 t</meta:initial-creator>
    <meta:creation-date>2025-07-07T00:39:05.01</meta:creation-date>
    <dc:date>2025-07-07T00:48:14.69</dc:date>
    <dc:creator>t t</dc:creator>
    <meta:editing-duration>PT8M59S</meta:editing-duration>
    <meta:editing-cycles>20</meta:editing-cycles>
    <meta:generator>OpenOffice/4.1.15$Win32 OpenOffice.org_project/4115m2$Build-9813</meta:generator>
    <meta:document-statistic meta:table-count="6" meta:image-count="0" meta:object-count="0" meta:page-count="4" meta:paragraph-count="113" meta:word-count="461" meta:character-count="3150"/>
  </office:meta>
</office:document-meta>
</file>